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0.7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0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66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etup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enerate (temporary) work director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py mzM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nvert mzXM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et/disable cache file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feature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est all feature finders --&gt; simply compare to referenc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h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?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featureGrou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ort csv feature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mpare all algos to ref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how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test subsetting: # rows/cols, drop?, empty, wrong inpu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xpor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roupTable: check rows/columns with/without averaging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uniqu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overl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ort?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lte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eplicateGroupSubtract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ProfileAnalysis?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fgCompariso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enerate comparisons with both grouping algo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ubsetting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nsensus: compare count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unique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MSPeakList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how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lte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A?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formul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gorith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ensus: show, merge various, compare thresholds/cou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ter fGroup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ompou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gorith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fier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FormulaScoring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ter fGroup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ompon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gorith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onentInf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dFGroup?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screenTarge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h features and featureGroups metho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FeaturesScreening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ort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ustering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vertMSFi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ify analysis info, empty fGroups etc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- 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1">00-00-0000</text:date>, <text:time style:data-style-name="N2" text:time-value="16:41:00.816275675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7:01:13.047875155</meta:creation-date>
    <dc:date>2018-03-31T21:00:21.616185455</dc:date>
    <meta:editing-duration>PT6H6M13S</meta:editing-duration>
    <meta:editing-cycles>16</meta:editing-cycles>
    <meta:generator>LibreOffice/5.4.5.1$Linux_X86_64 LibreOffice_project/40m0$Build-1</meta:generator>
    <meta:document-statistic meta:table-count="1" meta:cell-count="59" meta:object-count="0"/>
  </office:meta>
</office:document-meta>
</file>